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02be9f" officeooo:paragraph-rsid="0002be9f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2be9f" officeooo:paragraph-rsid="0002be9f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size="20pt" fo:font-weight="bold" officeooo:rsid="0002be9f" officeooo:paragraph-rsid="0002be9f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fo:font-size="20pt" fo:font-weight="bold" officeooo:rsid="0002be9f" officeooo:paragraph-rsid="0002be9f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2be9f" officeooo:paragraph-rsid="0002be9f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20pt" fo:font-weight="bold" officeooo:rsid="0003c84a" officeooo:paragraph-rsid="0003c84a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bold" officeooo:rsid="0003d8f9" officeooo:paragraph-rsid="0003d8f9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font-size="20pt" fo:font-weight="bold" officeooo:rsid="000e5b7a" officeooo:paragraph-rsid="000e5b7a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101ab2" officeooo:paragraph-rsid="00101ab2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102b27" officeooo:paragraph-rsid="00102b27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102b27" officeooo:paragraph-rsid="0010670a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rsid="0010670a" officeooo:paragraph-rsid="0010670a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style="normal" fo:font-weight="bold" officeooo:rsid="00058232" officeooo:paragraph-rsid="00058232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style="normal" fo:font-weight="bold" officeooo:rsid="0007441f" officeooo:paragraph-rsid="0007441f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normal" officeooo:rsid="000e5b7a" officeooo:paragraph-rsid="000e5b7a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02be9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03c84a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0e5b7a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01ab2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02b2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0670a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1e34a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03c84a" officeooo:paragraph-rsid="0003c84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03d8f9" officeooo:paragraph-rsid="0003d8f9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01ab2" officeooo:paragraph-rsid="00101ab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01ab2" officeooo:paragraph-rsid="0010670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02b27" officeooo:paragraph-rsid="00102b27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1e34a" officeooo:paragraph-rsid="0011e34a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normal" officeooo:rsid="0007441f" officeooo:paragraph-rsid="0007441f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02be9f" style:font-size-asian="12.25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0e5b7a" style:font-size-asian="12.25pt" style:font-weight-asian="normal" style:font-size-complex="14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03c84a" style:font-size-asian="12.25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101ab2" style:font-size-asian="12.25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102b27" style:font-size-asian="12.25pt" style:font-weight-asian="normal" style:font-size-complex="14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10670a" style:font-size-asian="12.25pt" style:font-weight-asian="normal" style:font-size-complex="14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4pt" fo:font-weight="normal" officeooo:rsid="0002be9f" officeooo:paragraph-rsid="00141a9a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02be9f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0670a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141a9a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0e5b7a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02be9f" officeooo:paragraph-rsid="0003c84a" style:font-size-asian="12.25pt" style:font-weight-asian="normal" style:font-size-complex="14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4pt" fo:font-weight="normal" officeooo:rsid="000e5b7a" officeooo:paragraph-rsid="000e5b7a" style:font-size-asian="12.25pt" style:font-weight-asian="normal" style:font-size-complex="14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4pt" fo:font-weight="normal" officeooo:rsid="000e5b7a" officeooo:paragraph-rsid="00141a9a" style:font-size-asian="12.25pt" style:font-weight-asian="normal" style:font-size-complex="14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4pt" fo:font-weight="normal" officeooo:rsid="0010670a" officeooo:paragraph-rsid="0010670a" style:font-size-asian="12.25pt" style:font-weight-asian="normal" style:font-size-complex="14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4pt" fo:font-weight="normal" officeooo:rsid="00141a9a" officeooo:paragraph-rsid="00141a9a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141a9a" officeooo:paragraph-rsid="00141a9a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 fo:break-before="page"/>
      <style:text-properties fo:font-size="20pt" fo:font-weight="bold" officeooo:rsid="00101ab2" officeooo:paragraph-rsid="0012fc44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fo:font-size="20pt" fo:font-weight="bold" officeooo:rsid="00102b27" officeooo:paragraph-rsid="0012fc44" style:font-size-asian="20pt" style:font-weight-asian="bold" style:font-size-complex="20pt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fo:font-size="20pt" fo:font-weight="bold" officeooo:rsid="0010670a" officeooo:paragraph-rsid="0012fc44" style:font-size-asian="20pt" style:font-weight-asian="bold" style:font-size-complex="20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20pt" fo:font-weight="bold" officeooo:rsid="0012fc44" officeooo:paragraph-rsid="0012fc44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size="20pt" fo:font-weight="bold" officeooo:rsid="0012fc44" officeooo:paragraph-rsid="00141a9a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20pt" fo:font-weight="bold" officeooo:rsid="0012fc44" officeooo:paragraph-rsid="00141a9a" style:font-size-asian="20pt" style:font-weight-asian="bold" style:font-size-complex="20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fo:font-size="20pt" fo:font-weight="bold" officeooo:rsid="000e5b7a" officeooo:paragraph-rsid="00141a9a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start" style:justify-single-word="false" fo:break-before="page"/>
      <style:text-properties fo:font-size="20pt" fo:font-weight="bold" officeooo:rsid="0002be9f" officeooo:paragraph-rsid="00141a9a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20pt" fo:font-weight="normal" officeooo:rsid="000e5b7a" officeooo:paragraph-rsid="00141a9a" style:font-size-asian="20pt" style:font-weight-asian="normal" style:font-size-complex="20pt" style:font-weight-complex="normal"/>
    </style:style>
    <style:style style:name="P56" style:family="paragraph">
      <style:paragraph-properties style:text-autospace="none"/>
    </style:style>
    <style:style style:name="P57" style:family="paragraph">
      <loext:graphic-properties draw:fill="none" draw:fill-color="#ffffff"/>
      <style:paragraph-properties style:text-autospace="none"/>
      <style:text-properties fo:color="#000000" loext:opacity="100%" loext:color-lum-mod="100%" loext:color-lum-off="0%" fo:font-size="12pt"/>
    </style:style>
    <style:style style:name="P58" style:family="paragraph">
      <style:text-properties style:font-name="F" fo:font-size="12pt"/>
    </style:style>
    <style:style style:name="T1" style:family="text">
      <style:text-properties fo:color="#6a8759" loext:opacity="100%" style:font-name="JetBrains Mono2" fo:font-size="10pt" fo:font-style="normal" fo:font-weight="normal" style:font-size-asian="10pt" style:font-style-asian="normal" style:font-weight-asian="normal"/>
    </style:style>
    <style:style style:name="T2" style:family="text">
      <style:text-properties officeooo:rsid="0003c84a"/>
    </style:style>
    <style:style style:name="T3" style:family="text">
      <style:text-properties officeooo:rsid="00058232"/>
    </style:style>
    <style:style style:name="T4" style:family="text">
      <style:text-properties officeooo:rsid="000de94a"/>
    </style:style>
    <style:style style:name="T5" style:family="text">
      <style:text-properties officeooo:rsid="000e5b7a"/>
    </style:style>
    <style:style style:name="T6" style:family="text">
      <style:text-properties fo:color="#72737a" loext:opacity="100%" style:font-name="JetBrains Mono2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101ab2"/>
    </style:style>
    <style:style style:name="T8" style:family="text">
      <style:text-properties officeooo:rsid="00102b27"/>
    </style:style>
    <style:style style:name="T9" style:family="text">
      <style:text-properties officeooo:rsid="0010670a"/>
    </style:style>
    <style:style style:name="T10" style:family="text">
      <style:text-properties officeooo:rsid="0011e34a"/>
    </style:style>
    <style:style style:name="T11" style:family="text">
      <style:text-properties officeooo:rsid="0012fc44"/>
    </style:style>
    <style:style style:name="T12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3" style:family="text">
      <style:text-properties fo:font-size="8pt" fo:font-style="italic" fo:font-weight="normal" officeooo:rsid="0012fc44" style:font-size-asian="8pt" style:font-style-asian="italic" style:font-weight-asian="normal" style:font-size-complex="8pt" style:font-style-complex="italic" style:font-weight-complex="normal"/>
    </style:style>
    <style:style style:name="T14" style:family="text">
      <style:text-properties officeooo:rsid="00141a9a"/>
    </style:style>
    <style:style style:name="T15" style:family="text">
      <style:text-properties officeooo:rsid="00146724"/>
    </style:style>
    <style:style style:name="T16" style:family="text">
      <style:text-properties officeooo:rsid="00149578"/>
    </style:style>
    <style:style style:name="T17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6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2.8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none" draw:fill-color="#ffffff" fo:min-height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none" draw:fill-color="#ffffff" fo:min-height="3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A<text:span text:style-name="T3">PI</text:span> Test</text:p>
      <text:p text:style-name="P1">Dokumentacja</text:p>
      <text:p text:style-name="P1"/>
      <text:p text:style-name="P3">Ustawienie Postman</text:p>
      <text:p text:style-name="P2"/>
      <text:p text:style-name="P16">W zakładce „Autoryzacja”:</text:p>
      <text:p text:style-name="P16"/>
      <text:p text:style-name="P16">Key – APPKEY</text:p>
      <text:p text:style-name="P16">Value- myszkaApi1234</text:p>
      <text:p text:style-name="P16">Add to – Header</text:p>
      <text:p text:style-name="P16"/>
      <text:p text:style-name="P7">Ustawienie środowiska</text:p>
      <text:p text:style-name="P7"/>
      <text:p text:style-name="P24">1. Zmiana długości sesji – w pliku „C:\Users\marty\Desktop\ApiTest\.env” pole „MAX_SESSION_TIME” informuje w minutach ile sesja będzie aktywna bez żadnych akcji. Sesja jest przełądowywana przy wykonaniu każdego zapytania GET i ustawiana ponownie z maksymalnym czasem wygaśnięcia.</text:p>
      <text:p text:style-name="P24"/>
      <text:p text:style-name="P13">Baza danych aplikacji</text:p>
      <text:p text:style-name="P13"/>
      <text:p text:style-name="P29">Link: localhost:8081/index.php?route=/database/structure&amp;db=api_test</text:p>
      <text:p text:style-name="P29">Login: root</text:p>
      <text:p text:style-name="P29">Hasło: haslohaslo123</text:p>
      <text:p text:style-name="P29"/>
      <text:p text:style-name="P14">Użytkownicy do aplikacji </text:p>
      <text:p text:style-name="P14"/>
      <text:p text:style-name="P29">Login: test</text:p>
      <text:p text:style-name="P29">Hasło: test</text:p>
      <text:p text:style-name="P3">1. Logowanie</text:p>
      <text:p text:style-name="P2"/>
      <text:p text:style-name="P16">(POST) localhost/api/api.php</text:p>
      <text:p text:style-name="P16"/>
      <text:p text:style-name="P16">Dane json:</text:p>
      <text:p text:style-name="P16"/>
      <text:p text:style-name="P16"><draw:frame text:anchor-type="paragraph" draw:z-index="0" draw:name="Ramka tekstowa 1" draw:style-name="gr2" draw:text-style-name="P57" svg:width="16.7cm" svg:height="2.405cm" svg:x="0.549cm" svg:y="0.25cm"><draw:text-box><text:p text:style-name="P56"><text:span text:style-name="T17"><text:s text:c="4"/></text:span><text:span text:style-name="T17">{</text:span></text:p><text:p text:style-name="P56"><text:span text:style-name="T17"><text:tab/></text:span><text:span text:style-name="T17">"c": "login",</text:span></text:p><text:p text:style-name="P56"><text:span text:style-name="T17"><text:tab/></text:span><text:span text:style-name="T17">"f": "loginToPanel",</text:span></text:p><text:p><text:span text:style-name="T17"><text:tab/></text:span><text:span text:style-name="T17">"login": "test",</text:span></text:p><text:p text:style-name="P56"><text:span text:style-name="T17"><text:tab/></text:span><text:span text:style-name="T17">"password": "test"</text:span></text:p><text:p text:style-name="P56"><text:span text:style-name="T17"><text:s text:c="4"/></text:span><text:span text:style-name="T17">}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>„<text:span text:style-name="T5">c</text:span>” – typ api do którego wysyłamy zapytanie<text:span text:style-name="T7">*</text:span></text:p>
      <text:p text:style-name="P18">„<text:span text:style-name="T5">f” – funkcja api do wykonania</text:span><text:span text:style-name="T7">*</text:span></text:p>
      <text:p text:style-name="P16">„login” – login użytkownika<text:span text:style-name="T7">*</text:span></text:p>
      <text:p text:style-name="P16">„password” – hasło użytkownika bez hasha jako zwykły tekst<text:span text:style-name="T7">*</text:span></text:p>
      <text:p text:style-name="P16"/>
      <text:p text:style-name="P16">W przypadku poprawnego logowania system zwraca </text:p>
      <text:p text:style-name="P16"><draw:frame text:anchor-type="paragraph" draw:z-index="1" draw:name="Ramka tekstowa 2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 text:style-name="P56"><text:span text:style-name="T17"><text:tab/></text:span><text:span text:style-name="T17">"login":true</text:span></text:p><text:p text:style-name="P56"><text:span text:style-name="T17"><text:s text:c="4"/></text:span><text:span text:style-name="T17">}</text:span></text:p></draw:text-box></draw:frame></text:p>
      <text:p text:style-name="P16"/>
      <text:p text:style-name="P16"/>
      <text:p text:style-name="P16"/>
      <text:p text:style-name="P16"/>
      <text:p text:style-name="P16">Błędy:</text:p>
      <text:list xml:id="list3890417569" text:style-name="L1">
        <text:list-item>
          <text:p text:style-name="P30">Inny sposób requesta PUT, DELETE błąd - „Błędny r<text:span text:style-name="T4">eque</text:span>st method”</text:p>
        </text:list-item>
        <text:list-item>
          <text:p text:style-name="P30"><text:span text:style-name="T14">Brak parametru „c” lub „f”</text:span> - „Brak wymaganych danych”</text:p>
        </text:list-item>
        <text:list-item>
          <text:p text:style-name="P30">Brak login lub hasło - „Brak danych do logowania”</text:p>
        </text:list-item>
        <text:list-item>
          <text:p text:style-name="P30">W przypadku nie znalezienia użytkownika - „Błędne dane do logowania”</text:p>
        </text:list-item>
      </text:list>
      <text:p text:style-name="P16"/>
      <text:p text:style-name="P4">2. Sprawdzenie czy użytkownik jest zalogowany</text:p>
      <text:p text:style-name="P5"/>
      <text:p text:style-name="P16">(GET) localhost/api/api.php?<text:span text:style-name="T5">c</text:span>=<text:span text:style-name="T5">Panel&amp;f=</text:span>checkPage</text:p>
      <text:p text:style-name="P16"/>
      <text:p text:style-name="P16">Dane get:</text:p>
      <text:p text:style-name="P16">„<text:span text:style-name="T5">c</text:span>” – typ api do którego wysyłamy zapytanie<text:span text:style-name="T7">*</text:span></text:p>
      <text:p text:style-name="P18">„<text:span text:style-name="T5">f” – funkcja api do wykonania</text:span><text:span text:style-name="T7">*</text:span></text:p>
      <text:p text:style-name="P16"/>
      <text:p text:style-name="P16">W przypadku poprawnego sprawdzenia system zwraca </text:p>
      <text:p text:style-name="P16"><draw:frame text:anchor-type="paragraph" draw:z-index="4" draw:name="Ramka tekstowa 6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><text:span text:style-name="T17"><text:tab/></text:span><text:span text:style-name="T17">"pageCheck":true</text:span></text:p><text:p text:style-name="P56"><text:span text:style-name="T17"><text:s text:c="4"/></text:span><text:span text:style-name="T17">}</text:span></text:p></draw:text-box></draw:frame></text:p>
      <text:p text:style-name="P16"/>
      <text:p text:style-name="P16"/>
      <text:p text:style-name="P16"/>
      <text:p text:style-name="P16"/>
      <text:p text:style-name="P16">Błędy:</text:p>
      <text:list xml:id="list205801664328455" text:continue-numbering="true" text:style-name="L1">
        <text:list-item>
          <text:p text:style-name="P30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  <text:list-item>
          <text:p text:style-name="P30">Brak sessionId lub appKey – „pageCheck: <text:span text:style-name="T5">false</text:span>”</text:p>
        </text:list-item>
        <text:list-item>
          <text:p text:style-name="P30">Brak logowania przed sprawdzeniem – „pageCheck: <text:span text:style-name="T5">false</text:span>”</text:p>
        </text:list-item>
      </text:list>
      <text:p text:style-name="P8">3. Pobranie loginu zalogowanego użytkownika <text:span text:style-name="T13">(wymagana autoryzacja)</text:span></text:p>
      <text:p text:style-name="P15"/>
      <text:p text:style-name="P18">(GET) localhost/api/api.php?<text:span text:style-name="T5">c</text:span>=<text:span text:style-name="T14">Users</text:span><text:span text:style-name="T5">&amp;f=getUserLogin</text:span></text:p>
      <text:p text:style-name="P18"/>
      <text:p text:style-name="P18">Dane get:</text:p>
      <text:p text:style-name="P18">„<text:span text:style-name="T5">c</text:span>” – typ api do którego wysyłamy zapytanie<text:span text:style-name="T7">*</text:span></text:p>
      <text:p text:style-name="P18">„<text:span text:style-name="T5">f” – funkcja api do wykonania</text:span><text:span text:style-name="T7">*</text:span></text:p>
      <text:p text:style-name="P18"/>
      <text:p text:style-name="P18">W przypadku poprawnego sprawdzenia system zwraca </text:p>
      <text:p text:style-name="P18"><draw:frame text:anchor-type="paragraph" draw:z-index="6" draw:name="Ramka tekstowa 7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><text:span text:style-name="T17"><text:tab/></text:span><text:span text:style-name="T17">"login":"test"</text:span></text:p><text:p text:style-name="P56"><text:span text:style-name="T17"><text:s text:c="4"/></text:span><text:span text:style-name="T17">}</text:span></text:p></draw:text-box></draw:frame></text:p>
      <text:p text:style-name="P18"/>
      <text:p text:style-name="P18"/>
      <text:p text:style-name="P18"/>
      <text:p text:style-name="P18"/>
      <text:p text:style-name="P18">Błędy:</text:p>
      <text:list xml:id="list205803275130655" text:continue-numbering="true" text:style-name="L1">
        <text:list-item>
          <text:p text:style-name="P31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  <text:list-item>
          <text:p text:style-name="P31"><text:span text:style-name="T5">Inne błędy</text:span> – „<text:span text:style-name="T5">login</text:span>: ‘<text:span text:style-name="T11">Brak danych</text:span>’”</text:p>
        </text:list-item>
      </text:list>
      <text:p text:style-name="P6"><text:span text:style-name="T5">4</text:span>. Wylogowanie z systemu</text:p>
      <text:p text:style-name="P23"/>
      <text:p text:style-name="P17">(GET) localhost/api/api.php?<text:span text:style-name="T5">c</text:span>=<text:span text:style-name="T5">Login&amp;f=logoutFromPanel</text:span></text:p>
      <text:p text:style-name="P17"/>
      <text:p text:style-name="P17">Dane get:</text:p>
      <text:p text:style-name="P17">„<text:span text:style-name="T5">c</text:span>” – typ api do którego wysyłamy zapytanie<text:span text:style-name="T7">*</text:span></text:p>
      <text:p text:style-name="P17">„<text:span text:style-name="T5">f” – funkcja api do wykonania</text:span><text:span text:style-name="T7">*</text:span></text:p>
      <text:p text:style-name="P17"/>
      <text:p text:style-name="P17">W przypadku poprawnego <text:span text:style-name="T2">wylogowania</text:span> system zwraca </text:p>
      <text:p text:style-name="P17"><draw:frame text:anchor-type="paragraph" draw:z-index="5" draw:name="Ramka tekstowa 5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><text:span text:style-name="T17"><text:tab/></text:span><text:span text:style-name="T17">”</text:span><text:span text:style-name="T17">logout”:true</text:span></text:p><text:p text:style-name="P56"><text:span text:style-name="T17"><text:s text:c="4"/></text:span><text:span text:style-name="T17">}</text:span></text:p></draw:text-box></draw:frame></text:p>
      <text:p text:style-name="P17"/>
      <text:p text:style-name="P17"/>
      <text:p text:style-name="P17"/>
      <text:p text:style-name="P17"/>
      <text:p text:style-name="P17">Błędy:</text:p>
      <text:list xml:id="list205801814100440" text:continue-numbering="true" text:style-name="L1">
        <text:list-item>
          <text:p text:style-name="P32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  <text:list-item>
          <text:p text:style-name="P32">Brak sessionId lub appKey – „pageCheck: <text:span text:style-name="T5">false</text:span>”</text:p>
        </text:list-item>
        <text:list-item>
          <text:p text:style-name="P32"><text:span text:style-name="T2">Wcześniejsze wygaśnięcie sesji</text:span>– „pageCheck: <text:span text:style-name="T5">false</text:span>”</text:p>
        </text:list-item>
      </text:list>
      <text:p text:style-name="P4"><text:span text:style-name="T5">5</text:span>. Dodawanie nowego użytkownika</text:p>
      <text:p text:style-name="P16"/>
      <text:p text:style-name="P16">(POST) localhost/api/api.php</text:p>
      <text:p text:style-name="P16"/>
      <text:p text:style-name="P16">Dane json:</text:p>
      <text:p text:style-name="P16"/>
      <text:p text:style-name="P16"><draw:frame text:anchor-type="paragraph" draw:z-index="2" draw:name="Ramka tekstowa 3" draw:style-name="gr2" draw:text-style-name="P57" svg:width="16.7cm" svg:height="2.405cm" svg:x="0.549cm" svg:y="0.25cm"><draw:text-box><text:p text:style-name="P56"><text:span text:style-name="T17"><text:s text:c="4"/></text:span><text:span text:style-name="T17">{</text:span></text:p><text:p><text:span text:style-name="T17"><text:tab/></text:span><text:span text:style-name="T17">"c": "NewAccount",</text:span></text:p><text:p><text:span text:style-name="T17"><text:tab/></text:span><text:span text:style-name="T17">"f": "createNewAccount",</text:span><text:span text:style-name="T17"><text:line-break/></text:span><text:span text:style-name="T17"><text:tab/></text:span><text:span text:style-name="T17">"login": "test",</text:span><text:span text:style-name="T17"><text:line-break/></text:span><text:span text:style-name="T17"><text:tab/></text:span><text:span text:style-name="T17">"password": "test",</text:span></text:p><text:p text:style-name="P56"><text:span text:style-name="T17"><text:s text:c="4"/></text:span><text:span text:style-name="T17">}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>„<text:span text:style-name="T5">c</text:span>” – typ api do którego wysyłamy zapytanie<text:span text:style-name="T7">*</text:span></text:p>
      <text:p text:style-name="P18">„<text:span text:style-name="T5">f” – funkcja api do wykonania</text:span><text:span text:style-name="T7">*</text:span></text:p>
      <text:p text:style-name="P16">„login” – login użytkownika<text:span text:style-name="T7">*</text:span></text:p>
      <text:p text:style-name="P16">„password” – hasło użytkownika bez hasha jako zwykły tekst<text:span text:style-name="T7">*</text:span></text:p>
      <text:p text:style-name="P16"/>
      <text:p text:style-name="P39">W przypadku poprawnego <text:span text:style-name="T14">wykonania</text:span> system zwraca <text:s/></text:p>
      <text:p text:style-name="P16"><draw:frame text:anchor-type="paragraph" draw:z-index="3" draw:name="Ramka tekstowa 4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><text:span text:style-name="T17"><text:tab/></text:span><text:span text:style-name="T17">”</text:span><text:span text:style-name="T17">addNewUser”:true</text:span></text:p><text:p text:style-name="P56"><text:span text:style-name="T17"><text:s text:c="4"/></text:span><text:span text:style-name="T17">}</text:span></text:p></draw:text-box></draw:frame></text:p>
      <text:p text:style-name="P16"/>
      <text:p text:style-name="P16"/>
      <text:p text:style-name="P16"/>
      <text:p text:style-name="P16"/>
      <text:p text:style-name="P16">Błędy:</text:p>
      <text:list xml:id="list205802442642920" text:continue-numbering="true" text:style-name="L1">
        <text:list-item>
          <text:p text:style-name="P30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  <text:list-item>
          <text:p text:style-name="P30">Brak login lub hasło - „Brak danych do utworzenia konta”</text:p>
        </text:list-item>
        <text:list-item>
          <text:p text:style-name="P42">Jeżeli już jest taki login użyty - „Konto już istnieje w systemie”</text:p>
        </text:list-item>
      </text:list>
      <text:p text:style-name="P54"><text:span text:style-name="T16">6</text:span>. <text:span text:style-name="T14">Aktualizacja</text:span> użytkownika <text:span text:style-name="T13">(wymagana autoryzacja)</text:span></text:p>
      <text:p text:style-name="P39"/>
      <text:p text:style-name="P39">(<text:span text:style-name="T14">PUT</text:span>) localhost/api/api.php/<text:span text:style-name="T14">{id użytkownika do aktualizacji}</text:span></text:p>
      <text:p text:style-name="P39"/>
      <text:p text:style-name="P39">Dane json:</text:p>
      <text:p text:style-name="P39"/>
      <text:p text:style-name="P39"><draw:frame text:anchor-type="paragraph" draw:z-index="22" draw:name="Ramka tekstowa 23" draw:style-name="gr2" draw:text-style-name="P57" svg:width="16.7cm" svg:height="2.805cm" svg:x="0.549cm" svg:y="0.25cm"><draw:text-box><text:p text:style-name="P56"><text:span text:style-name="T17"><text:s text:c="4"/></text:span><text:span text:style-name="T17">{</text:span></text:p><text:p><text:span text:style-name="T17"><text:tab/></text:span><text:span text:style-name="T17">"c": "Users",</text:span></text:p><text:p><text:span text:style-name="T17"><text:tab/></text:span><text:span text:style-name="T17">"f": "updateUser",</text:span><text:span text:style-name="T17"><text:line-break/></text:span><text:span text:style-name="T17"><text:tab/></text:span><text:span text:style-name="T17">"login": "test",</text:span><text:span text:style-name="T17"><text:line-break/></text:span><text:span text:style-name="T17"><text:tab/></text:span><text:span text:style-name="T17">"newPassword": "test",</text:span></text:p><text:p><text:span text:style-name="T17"><text:tab/></text:span><text:span text:style-name="T17">"active": 0</text:span></text:p><text:p text:style-name="P56"><text:span text:style-name="T17"><text:s text:c="4"/></text:span><text:span text:style-name="T17">}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>„<text:span text:style-name="T5">c</text:span>” – typ api do którego wysyłamy zapytanie<text:span text:style-name="T7">*</text:span></text:p>
      <text:p text:style-name="P39">„<text:span text:style-name="T5">f” – funkcja api do wykonania</text:span><text:span text:style-name="T7">*</text:span></text:p>
      <text:p text:style-name="P39">„login” – login użytkownika</text:p>
      <text:p text:style-name="P39">„<text:span text:style-name="T14">newP</text:span>assword” – hasło użytkownika bez hasha jako zwykły tekst</text:p>
      <text:p text:style-name="P39">„<text:span text:style-name="T14">active” – użytkownik aktywny „1”, nie aktywny „0”</text:span></text:p>
      <text:p text:style-name="P39"/>
      <text:p text:style-name="P46">Co najmniej jeden parametr musi być uzupełniony</text:p>
      <text:p text:style-name="P39"/>
      <text:p text:style-name="P39">W przypadku poprawnego <text:span text:style-name="T14">wykonania</text:span> system zwraca <text:s/></text:p>
      <text:p text:style-name="P39"><draw:frame text:anchor-type="paragraph" draw:z-index="23" draw:name="Ramka tekstowa 24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><text:span text:style-name="T17"><text:tab/></text:span><text:span text:style-name="T17">”</text:span><text:span text:style-name="T17">updateUser”:true</text:span></text:p><text:p text:style-name="P56"><text:span text:style-name="T17"><text:s text:c="4"/></text:span><text:span text:style-name="T17">}</text:span></text:p></draw:text-box></draw:frame></text:p>
      <text:p text:style-name="P39"/>
      <text:p text:style-name="P39"/>
      <text:p text:style-name="P39"/>
      <text:p text:style-name="P39"/>
      <text:p text:style-name="P39">Błędy:</text:p>
      <text:list xml:id="list205802216416507" text:continue-numbering="true" text:style-name="L1">
        <text:list-item>
          <text:p text:style-name="P36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  <text:list-item>
          <text:p text:style-name="P36">Brak login lub hasło - „Brak danych do utworzenia konta”</text:p>
        </text:list-item>
        <text:list-item>
          <text:p text:style-name="P43">Jeżeli już jest taki login użyty - „Konto już istnieje w systemie”</text:p>
        </text:list-item>
      </text:list>
      <text:p text:style-name="P53"><text:span text:style-name="T16">7</text:span>. Pobranie <text:span text:style-name="T14">wszystkich</text:span> użytkownik<text:span text:style-name="T14">ów</text:span> <text:span text:style-name="T13">(wymagana autoryzacja)</text:span></text:p>
      <text:p text:style-name="P55"/>
      <text:p text:style-name="P39">(GET) localhost/api/api.php?<text:span text:style-name="T5">c</text:span>=<text:span text:style-name="T14">Users</text:span><text:span text:style-name="T5">&amp;f=get</text:span><text:span text:style-name="T14">AllUsers</text:span></text:p>
      <text:p text:style-name="P39"/>
      <text:p text:style-name="P39">Dane get:</text:p>
      <text:p text:style-name="P39">„<text:span text:style-name="T5">c</text:span>” – typ api do którego wysyłamy zapytanie<text:span text:style-name="T7">*</text:span></text:p>
      <text:p text:style-name="P39">„<text:span text:style-name="T5">f” – funkcja api do wykonania</text:span><text:span text:style-name="T7">*</text:span></text:p>
      <text:p text:style-name="P39"/>
      <text:p text:style-name="P39">W przypadku poprawnego sprawdzenia system zwraca </text:p>
      <text:p text:style-name="P39"><draw:frame text:anchor-type="paragraph" draw:z-index="21" draw:name="Ramka tekstowa 22" draw:style-name="gr1" draw:text-style-name="P57" svg:width="16.735cm" svg:height="4.007cm" svg:x="0.397cm" svg:y="0.474cm"><draw:text-box><text:p text:style-name="P56"><text:span text:style-name="T17"><text:s text:c="4"/></text:span><text:span text:style-name="T17">{</text:span></text:p><text:p text:style-name="P56"><text:span text:style-name="T17"><text:tab/></text:span><text:span text:style-name="T17">"1":{</text:span></text:p><text:p text:style-name="P56"><text:span text:style-name="T17"><text:tab/></text:span><text:span text:style-name="T17"><text:tab/></text:span><text:span text:style-name="T17"><text:tab/></text:span><text:span text:style-name="T17">"id":"1",</text:span></text:p><text:p text:style-name="P56"><text:span text:style-name="T17"><text:tab/></text:span><text:span text:style-name="T17"><text:tab/></text:span><text:span text:style-name="T17"><text:tab/></text:span><text:span text:style-name="T17">"login":"test",</text:span></text:p><text:p text:style-name="P56"><text:span text:style-name="T17"><text:tab/></text:span><text:span text:style-name="T17"><text:tab/></text:span><text:span text:style-name="T17"><text:tab/></text:span><text:span text:style-name="T17">"password":"123f930c1bd849b96f8576871e738a97988db6b851",</text:span></text:p><text:p text:style-name="P56"><text:span text:style-name="T17"><text:tab/></text:span><text:span text:style-name="T17"><text:tab/></text:span><text:span text:style-name="T17"><text:tab/></text:span><text:span text:style-name="T17">"visible_password":"test",</text:span></text:p><text:p text:style-name="P56"><text:span text:style-name="T17"><text:tab/></text:span><text:span text:style-name="T17"><text:tab/></text:span><text:span text:style-name="T17"><text:tab/></text:span><text:span text:style-name="T17">"create_time":"2023-07-04 20:32:03",</text:span></text:p><text:p text:style-name="P56"><text:span text:style-name="T17"><text:tab/></text:span><text:span text:style-name="T17"><text:tab/></text:span><text:span text:style-name="T17"><text:tab/></text:span><text:span text:style-name="T17">"active":"1"</text:span></text:p><text:p text:style-name="P56"><text:span text:style-name="T17"><text:tab/></text:span><text:span text:style-name="T17">}</text:span></text:p><text:p text:style-name="P56"><text:span text:style-name="T17">}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Błędy:</text:p>
      <text:list xml:id="list205801891622211" text:continue-numbering="true" text:style-name="L1">
        <text:list-item>
          <text:p text:style-name="P36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</text:list>
      <text:p text:style-name="P47"><text:span text:style-name="T16">8</text:span>. Dodanie nowego Produktu <text:span text:style-name="T13">(wymagana autoryzacja)</text:span></text:p>
      <text:p text:style-name="P9"/>
      <text:p text:style-name="P19">(POST) localhost/api/api.php</text:p>
      <text:p text:style-name="P19"/>
      <text:p text:style-name="P19">Dane json:</text:p>
      <text:p text:style-name="P19"/>
      <text:p text:style-name="P19"><draw:frame text:anchor-type="paragraph" draw:z-index="7" draw:name="Ramka tekstowa 8" draw:style-name="gr7" draw:text-style-name="P57" svg:width="16.7cm" svg:height="3.206cm" svg:x="0.549cm" svg:y="0.25cm"><draw:text-box><text:p text:style-name="P56"><text:span text:style-name="T17"><text:s text:c="4"/></text:span><text:span text:style-name="T17">{</text:span></text:p><text:p><text:span text:style-name="T17"><text:tab/></text:span><text:span text:style-name="T17">"c": "Products",</text:span></text:p><text:p><text:span text:style-name="T17"><text:tab/></text:span><text:span text:style-name="T17">"f": "addNewProduct",</text:span><text:span text:style-name="T17"><text:line-break/></text:span><text:span text:style-name="T17"><text:tab/></text:span><text:span text:style-name="T17">"name": "Produkt testowy",</text:span><text:span text:style-name="T17"><text:line-break/></text:span><text:span text:style-name="T17"><text:tab/></text:span><text:span text:style-name="T17">"description": "Krótki opis produktu",</text:span></text:p><text:p><text:span text:style-name="T17"><text:tab/></text:span><text:span text:style-name="T17">"quantity": 2,</text:span></text:p><text:p><text:span text:style-name="T17"><text:tab/></text:span><text:span text:style-name="T17">"price": 10</text:span></text:p><text:p text:style-name="P56"><text:span text:style-name="T17"><text:s text:c="4"/></text:span><text:span text:style-name="T17">}</text:span>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„<text:span text:style-name="T5">c</text:span>” – typ api do którego wysyłamy zapytanie<text:span text:style-name="T7">*</text:span></text:p>
      <text:p text:style-name="P19">„<text:span text:style-name="T5">f” – funkcja api do wykonania</text:span><text:span text:style-name="T7">*</text:span></text:p>
      <text:p text:style-name="P19">„<text:span text:style-name="T7">name</text:span>” – <text:span text:style-name="T7">nazwa produktu*</text:span></text:p>
      <text:p text:style-name="P19">„<text:span text:style-name="T7">desc</text:span>” – <text:span text:style-name="T7">opis produktu*</text:span></text:p>
      <text:p text:style-name="P19">„<text:span text:style-name="T7">quantity” – ilość produktu na stanie w INT*</text:span></text:p>
      <text:p text:style-name="P19">„<text:span text:style-name="T7">price” – cena produktu w FLOAT*</text:span></text:p>
      <text:p text:style-name="P19"/>
      <text:p text:style-name="P39">W przypadku poprawnego <text:span text:style-name="T14">wykonania</text:span> system zwraca </text:p>
      <text:p text:style-name="P19"><draw:frame text:anchor-type="paragraph" draw:z-index="8" draw:name="Ramka tekstowa 9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><text:span text:style-name="T17"><text:tab/></text:span><text:span text:style-name="T17">”</text:span><text:span text:style-name="T17">addProduct”:true</text:span></text:p><text:p text:style-name="P56"><text:span text:style-name="T17"><text:s text:c="4"/></text:span><text:span text:style-name="T17">}</text:span></text:p></draw:text-box></draw:frame></text:p>
      <text:p text:style-name="P19"/>
      <text:p text:style-name="P19"/>
      <text:p text:style-name="P19"/>
      <text:p text:style-name="P19"/>
      <text:p text:style-name="P19">Błędy:</text:p>
      <text:list xml:id="list205803420886924" text:continue-numbering="true" text:style-name="L1">
        <text:list-item>
          <text:p text:style-name="P33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  <text:list-item>
          <text:p text:style-name="P33">Brak <text:span text:style-name="T7">danych</text:span> - „Brak danych aby dodać produkt”</text:p>
        </text:list-item>
      </text:list>
      <text:p text:style-name="P47"><text:span text:style-name="T16">9</text:span>. Aktualizacja produktu <text:span text:style-name="T13">(wymagana autoryzacja)</text:span></text:p>
      <text:p text:style-name="P25"/>
      <text:p text:style-name="P19">(<text:span text:style-name="T15">PUT</text:span>) localhost/api/api.php/<text:span text:style-name="T15">{id produktu do aktualizacji}</text:span></text:p>
      <text:p text:style-name="P19"/>
      <text:p text:style-name="P19">Dane json:</text:p>
      <text:p text:style-name="P19"/>
      <text:p text:style-name="P19"><draw:frame text:anchor-type="paragraph" draw:z-index="9" draw:name="Ramka tekstowa 10" draw:style-name="gr6" draw:text-style-name="P57" svg:width="16.7cm" svg:height="3.606cm" svg:x="0.549cm" svg:y="0.25cm"><draw:text-box><text:p text:style-name="P56"><text:span text:style-name="T17"><text:s text:c="4"/></text:span><text:span text:style-name="T17">{</text:span></text:p><text:p><text:span text:style-name="T17"><text:tab/></text:span><text:span text:style-name="T17">"c": "Products",</text:span></text:p><text:p><text:span text:style-name="T17"><text:tab/></text:span><text:span text:style-name="T17">"f": "updateProduct",</text:span><text:span text:style-name="T17"><text:line-break/></text:span><text:span text:style-name="T17"><text:tab/></text:span><text:span text:style-name="T17">"name": "Produkt testowy",</text:span><text:span text:style-name="T17"><text:line-break/></text:span><text:span text:style-name="T17"><text:tab/></text:span><text:span text:style-name="T17">"description": "Krótki opis produktu",</text:span></text:p><text:p><text:span text:style-name="T17"><text:tab/></text:span><text:span text:style-name="T17">"quantity": 3,</text:span></text:p><text:p><text:span text:style-name="T17"><text:tab/></text:span><text:span text:style-name="T17">"price": 11</text:span></text:p><text:p text:style-name="P56"><text:span text:style-name="T17"><text:s text:c="4"/></text:span><text:span text:style-name="T17">}</text:span>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„<text:span text:style-name="T5">c</text:span>” – typ api do którego wysyłamy zapytanie<text:span text:style-name="T7">*</text:span></text:p>
      <text:p text:style-name="P19">„<text:span text:style-name="T5">f” – funkcja api do wykonania</text:span><text:span text:style-name="T7">*</text:span></text:p>
      <text:p text:style-name="P19">„<text:span text:style-name="T7">name</text:span>” – <text:span text:style-name="T7">nazwa produktu</text:span></text:p>
      <text:p text:style-name="P19">„<text:span text:style-name="T7">desc</text:span>” – <text:span text:style-name="T7">opis produktu</text:span></text:p>
      <text:p text:style-name="P19">„<text:span text:style-name="T7">quantity” – ilość produktu na stanie w INT</text:span></text:p>
      <text:p text:style-name="P19">„<text:span text:style-name="T7">price” – cena produktu w FLOAT</text:span></text:p>
      <text:p text:style-name="P19"/>
      <text:p text:style-name="P25">Można dodać tylko jeden parametr do zmiany pozostałe będą bez zmiany, ale musi być uzupełniony co najmniej jeden inaczej będzie błąd.</text:p>
      <text:p text:style-name="P19"/>
      <text:p text:style-name="P39">W przypadku poprawnego <text:span text:style-name="T14">wykonania</text:span> system zwraca </text:p>
      <text:p text:style-name="P19"><draw:frame text:anchor-type="paragraph" draw:z-index="10" draw:name="Ramka tekstowa 11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><text:span text:style-name="T17"><text:tab/></text:span><text:span text:style-name="T17">”</text:span><text:span text:style-name="T17">updateProduct”:true</text:span></text:p><text:p text:style-name="P56"><text:span text:style-name="T17"><text:s text:c="4"/></text:span><text:span text:style-name="T17">}</text:span></text:p></draw:text-box></draw:frame></text:p>
      <text:p text:style-name="P19"/>
      <text:p text:style-name="P19"/>
      <text:p text:style-name="P19"/>
      <text:p text:style-name="P19"/>
      <text:p text:style-name="P19">Błędy:</text:p>
      <text:list xml:id="list205802053612440" text:continue-numbering="true" text:style-name="L1">
        <text:list-item>
          <text:p text:style-name="P33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  <text:list-item>
          <text:p text:style-name="P33">Brak <text:span text:style-name="T7">danych</text:span> - „Brak danych do aktualizacji”</text:p>
        </text:list-item>
      </text:list>
      <text:p text:style-name="P48"><text:span text:style-name="T16">10</text:span>. Lista wszystkich produktów <text:span text:style-name="T13">(wymagana autoryzacja)</text:span></text:p>
      <text:p text:style-name="P10"/>
      <text:p text:style-name="P20">(<text:span text:style-name="T8">GET</text:span>) localhost/api/api.php?<text:span text:style-name="T8">c=Products&amp;f=getProducts&amp;</text:span><text:span text:style-name="T7">productId</text:span><text:span text:style-name="T8">=1</text:span></text:p>
      <text:p text:style-name="P20"/>
      <text:p text:style-name="P20">Dane <text:span text:style-name="T8">get</text:span>:</text:p>
      <text:p text:style-name="P20">„<text:span text:style-name="T5">c</text:span>” – typ api do którego wysyłamy zapytanie<text:span text:style-name="T7">*</text:span></text:p>
      <text:p text:style-name="P20">„<text:span text:style-name="T5">f” – funkcja api do wykonania</text:span><text:span text:style-name="T7">*</text:span></text:p>
      <text:p text:style-name="P20">„<text:span text:style-name="T7">productId” – id produktu do aktualizacji</text:span></text:p>
      <text:p text:style-name="P20"/>
      <text:p text:style-name="P27">ProductId uzupełnaimy tylko w przypadku kiedy chcemy konkretny produkt</text:p>
      <text:p text:style-name="P20"/>
      <text:p text:style-name="P39">W przypadku poprawnego <text:span text:style-name="T14">wykonania</text:span> system zwraca </text:p>
      <text:p text:style-name="P20"><draw:frame text:anchor-type="paragraph" draw:z-index="11" draw:name="Ramka tekstowa 13" draw:style-name="gr6" draw:text-style-name="P57" svg:width="16.735cm" svg:height="3.606cm" svg:x="0.397cm" svg:y="0.474cm"><draw:text-box><text:p text:style-name="P56"><text:span text:style-name="T17"><text:s text:c="4"/></text:span><text:span text:style-name="T17">{</text:span></text:p><text:p><text:span text:style-name="T17"><text:tab/></text:span><text:span text:style-name="T17">"1":{</text:span></text:p><text:p><text:span text:style-name="T17"><text:tab/></text:span><text:span text:style-name="T17"><text:tab/></text:span><text:span text:style-name="T17"><text:tab/></text:span><text:span text:style-name="T17">"id":"1",</text:span></text:p><text:p><text:span text:style-name="T17"><text:tab/></text:span><text:span text:style-name="T17"><text:tab/></text:span><text:span text:style-name="T17"><text:tab/></text:span><text:span text:style-name="T17">"name":"Produkt testowy",</text:span></text:p><text:p><text:span text:style-name="T17"><text:tab/></text:span><text:span text:style-name="T17"><text:tab/></text:span><text:span text:style-name="T17"><text:tab/></text:span><text:span text:style-name="T17">"description":"Kr\u00f3tki opis produktu",</text:span><text:span text:style-name="T17"><text:tab/></text:span><text:span text:style-name="T17"><text:tab/></text:span><text:span text:style-name="T17"><text:tab/></text:span><text:span text:style-name="T17"><text:tab/></text:span></text:p><text:p><text:span text:style-name="T17"><text:tab/></text:span><text:span text:style-name="T17"><text:tab/></text:span><text:span text:style-name="T17"><text:tab/></text:span><text:span text:style-name="T17">"quantity":"3",</text:span></text:p><text:p><text:span text:style-name="T17"><text:tab/></text:span><text:span text:style-name="T17"><text:tab/></text:span><text:span text:style-name="T17"><text:tab/></text:span><text:span text:style-name="T17">"price":"11"</text:span></text:p><text:p><text:span text:style-name="T17"><text:tab/></text:span><text:span text:style-name="T17">}</text:span></text:p><text:p text:style-name="P56"><text:span text:style-name="T17"><text:s text:c="4"/></text:span><text:span text:style-name="T17">}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Błędy:</text:p>
      <text:list xml:id="list205801721240840" text:continue-numbering="true" text:style-name="L1">
        <text:list-item>
          <text:p text:style-name="P34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</text:list>
      <text:p text:style-name="P49"><text:span text:style-name="T16">11</text:span>. Dodaj zamówienie <text:span text:style-name="T13">(wymagana autoryzacja)</text:span></text:p>
      <text:p text:style-name="P12"/>
      <text:p text:style-name="P21">(POST) localhost/api/api.php</text:p>
      <text:p text:style-name="P21"/>
      <text:p text:style-name="P21">Dane json:</text:p>
      <text:p text:style-name="P21"/>
      <text:p text:style-name="P21"><draw:frame text:anchor-type="paragraph" draw:z-index="12" draw:name="Ramka tekstowa 12" draw:style-name="gr5" draw:text-style-name="P57" svg:width="16.7cm" svg:height="2.805cm" svg:x="0.549cm" svg:y="0.25cm"><draw:text-box><text:p text:style-name="P56"><text:span text:style-name="T17"><text:s text:c="4"/></text:span><text:span text:style-name="T17">{</text:span></text:p><text:p><text:span text:style-name="T17"><text:tab/></text:span><text:span text:style-name="T17">"c": "Orders",</text:span></text:p><text:p><text:span text:style-name="T17"><text:tab/></text:span><text:span text:style-name="T17">"f": "createOrder",</text:span></text:p><text:p><text:span text:style-name="T17"><text:tab/></text:span><text:span text:style-name="T17">"productId": "1",</text:span><text:span text:style-name="T17"><text:line-break/></text:span><text:span text:style-name="T17"><text:tab/></text:span><text:span text:style-name="T17">"userId": 1,</text:span></text:p><text:p><text:span text:style-name="T17"><text:tab/></text:span><text:span text:style-name="T17">"quantity": 1</text:span></text:p><text:p text:style-name="P56"><text:span text:style-name="T17"><text:s text:c="4"/></text:span><text:span text:style-name="T17">}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„<text:span text:style-name="T5">c</text:span>” – typ api do którego wysyłamy zapytanie<text:span text:style-name="T7">*</text:span></text:p>
      <text:p text:style-name="P21">„<text:span text:style-name="T5">f” – funkcja api do wykonania</text:span><text:span text:style-name="T7">*</text:span></text:p>
      <text:p text:style-name="P21">„<text:span text:style-name="T7">productId” – id produktu do aktualizacji*</text:span></text:p>
      <text:p text:style-name="P21">„<text:span text:style-name="T9">userId</text:span>” – <text:span text:style-name="T9">id użytkownika*</text:span></text:p>
      <text:p text:style-name="P21">„<text:span text:style-name="T7">quantity” – ilość produktu na stanie w INT</text:span><text:span text:style-name="T9">*</text:span></text:p>
      <text:p text:style-name="P21"/>
      <text:p text:style-name="P26">Można dodać tylko jeden parametr do zmiany pozostałe będą bez zmiany, ale musi być uzupełniony co najmniej jeden inaczej będzie błąd.</text:p>
      <text:p text:style-name="P21"/>
      <text:p text:style-name="P39">W przypadku poprawnego <text:span text:style-name="T14">wykonania</text:span> system zwraca </text:p>
      <text:p text:style-name="P21"><draw:frame text:anchor-type="paragraph" draw:z-index="13" draw:name="Ramka tekstowa 14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><text:span text:style-name="T17"><text:tab/></text:span><text:span text:style-name="T17">”</text:span><text:span text:style-name="T17">addOrder”:true</text:span></text:p><text:p text:style-name="P56"><text:span text:style-name="T17"><text:s text:c="4"/></text:span><text:span text:style-name="T17">}</text:span></text:p></draw:text-box></draw:frame></text:p>
      <text:p text:style-name="P21"/>
      <text:p text:style-name="P21"/>
      <text:p text:style-name="P21"/>
      <text:p text:style-name="P21"/>
      <text:p text:style-name="P21">Błędy:</text:p>
      <text:list xml:id="list205802046006582" text:continue-numbering="true" text:style-name="L1">
        <text:list-item>
          <text:p text:style-name="P35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  <text:list-item>
          <text:p text:style-name="P35">Brak <text:span text:style-name="T7">danych</text:span> - „Brak danych aby dodać zamówienie”</text:p>
        </text:list-item>
        <text:list-item>
          <text:p text:style-name="P44">ilość w zamówieniu więcej niż w magazynie - „Brak wystarczającej ilości produktu”</text:p>
        </text:list-item>
      </text:list>
      <text:p text:style-name="P48"><text:span text:style-name="T10">1</text:span><text:span text:style-name="T16">2</text:span>. Lista wszystkich <text:span text:style-name="T9">zamówień </text:span><text:span text:style-name="T13">(wymagana autoryzacja)</text:span></text:p>
      <text:p text:style-name="P11"/>
      <text:p text:style-name="P21">(<text:span text:style-name="T8">GET</text:span>) localhost/api/api.php?<text:span text:style-name="T8">c=</text:span><text:span text:style-name="T10">Orders</text:span><text:span text:style-name="T8">&amp;f=getAllOrders</text:span></text:p>
      <text:p text:style-name="P21"/>
      <text:p text:style-name="P21">Dane <text:span text:style-name="T8">get</text:span>:</text:p>
      <text:p text:style-name="P21">„<text:span text:style-name="T5">c</text:span>” – typ api do którego wysyłamy zapytanie<text:span text:style-name="T7">*</text:span></text:p>
      <text:p text:style-name="P21">„<text:span text:style-name="T5">f” – funkcja api do wykonania</text:span><text:span text:style-name="T7">*</text:span></text:p>
      <text:p text:style-name="P21">„<text:span text:style-name="T10">startDate</text:span><text:span text:style-name="T7">” – </text:span><text:span text:style-name="T10">data od której pobrać zamówienia -timestamp</text:span></text:p>
      <text:p text:style-name="P22">„<text:span text:style-name="T10">endDate</text:span><text:span text:style-name="T7">” – </text:span><text:span text:style-name="T10">data do której pobrać zamówienia -timestamp</text:span></text:p>
      <text:p text:style-name="P21"/>
      <text:p text:style-name="P28">Daty nie są wymagane wtedy pobierane są wszystkie zmaówienia</text:p>
      <text:p text:style-name="P21"/>
      <text:p text:style-name="P39">W przypadku poprawnego <text:span text:style-name="T14">wykonania</text:span> system zwraca </text:p>
      <text:p text:style-name="P21"><draw:frame text:anchor-type="paragraph" draw:z-index="14" draw:name="Ramka tekstowa 15" draw:style-name="gr4" draw:text-style-name="P57" svg:width="16.735cm" svg:height="6.809cm" svg:x="0.397cm" svg:y="0.474cm"><draw:text-box><text:p text:style-name="P56"><text:span text:style-name="T17"><text:s text:c="4"/></text:span><text:span text:style-name="T17">{</text:span></text:p><text:p text:style-name="P56"><text:span text:style-name="T17"><text:tab/></text:span><text:span text:style-name="T17"><text:tab/></text:span><text:span text:style-name="T17">"1":{</text:span></text:p><text:p text:style-name="P56"><text:span text:style-name="T17"><text:tab/></text:span><text:span text:style-name="T17"><text:tab/></text:span><text:span text:style-name="T17"><text:tab/></text:span><text:span text:style-name="T17">"id":"1",</text:span></text:p><text:p text:style-name="P56"><text:span text:style-name="T17"><text:tab/></text:span><text:span text:style-name="T17"><text:tab/></text:span><text:span text:style-name="T17"><text:tab/></text:span><text:span text:style-name="T17">"product_id":"1",</text:span></text:p><text:p text:style-name="P56"><text:span text:style-name="T17"><text:tab/></text:span><text:span text:style-name="T17"><text:tab/></text:span><text:span text:style-name="T17"><text:tab/></text:span><text:span text:style-name="T17">"user_id":"1",</text:span></text:p><text:p text:style-name="P56"><text:span text:style-name="T17"><text:tab/></text:span><text:span text:style-name="T17"><text:tab/></text:span><text:span text:style-name="T17"><text:tab/></text:span><text:span text:style-name="T17">"quantity":"1",</text:span></text:p><text:p text:style-name="P56"><text:span text:style-name="T17"><text:tab/></text:span><text:span text:style-name="T17"><text:tab/></text:span><text:span text:style-name="T17"><text:tab/></text:span><text:span text:style-name="T17">"sum_price":"11",</text:span></text:p><text:p text:style-name="P56"><text:span text:style-name="T17"><text:tab/></text:span><text:span text:style-name="T17"><text:tab/></text:span><text:span text:style-name="T17"><text:tab/></text:span><text:span text:style-name="T17">"create_time":"2023-07-05 21:22:21"</text:span></text:p><text:p text:style-name="P56"><text:span text:style-name="T17"><text:tab/></text:span><text:span text:style-name="T17">},"2":{</text:span></text:p><text:p text:style-name="P56"><text:span text:style-name="T17"><text:tab/></text:span><text:span text:style-name="T17"><text:tab/></text:span><text:span text:style-name="T17"><text:tab/></text:span><text:span text:style-name="T17">"id":"2",</text:span></text:p><text:p text:style-name="P56"><text:span text:style-name="T17"><text:tab/></text:span><text:span text:style-name="T17"><text:tab/></text:span><text:span text:style-name="T17"><text:tab/></text:span><text:span text:style-name="T17">"product_id":"1",</text:span></text:p><text:p text:style-name="P56"><text:span text:style-name="T17"><text:tab/></text:span><text:span text:style-name="T17"><text:tab/></text:span><text:span text:style-name="T17"><text:tab/></text:span><text:span text:style-name="T17">"user_id":"1",</text:span></text:p><text:p text:style-name="P56"><text:span text:style-name="T17"><text:tab/></text:span><text:span text:style-name="T17"><text:tab/></text:span><text:span text:style-name="T17"><text:tab/></text:span><text:span text:style-name="T17">"quantity":"2",</text:span></text:p><text:p text:style-name="P56"><text:span text:style-name="T17"><text:tab/></text:span><text:span text:style-name="T17"><text:tab/></text:span><text:span text:style-name="T17"><text:tab/></text:span><text:span text:style-name="T17">"sum_price":"22",</text:span></text:p><text:p text:style-name="P56"><text:span text:style-name="T17"><text:tab/></text:span><text:span text:style-name="T17"><text:tab/></text:span><text:span text:style-name="T17"><text:tab/></text:span><text:span text:style-name="T17">"create_time":"2023-07-05 21:25:07"</text:span></text:p><text:p text:style-name="P56"><text:span text:style-name="T17"><text:tab/></text:span><text:span text:style-name="T17">}</text:span></text:p><text:p text:style-name="P56"><text:span text:style-name="T17">}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Błędy:</text:p>
      <text:list xml:id="list205802024509071" text:continue-numbering="true" text:style-name="L1">
        <text:list-item>
          <text:p text:style-name="P35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</text:list>
      <text:p text:style-name="P51">1<text:span text:style-name="T16">3</text:span>. Kasowanie produktu <text:span text:style-name="T12">(wymagana autoryzacja)</text:span></text:p>
      <text:p text:style-name="P50"/>
      <text:p text:style-name="P39">(<text:span text:style-name="T14">DELETE</text:span>) localhost/api/api.php/<text:span text:style-name="T14">{id produktu do skasowania}</text:span></text:p>
      <text:p text:style-name="P39"/>
      <text:p text:style-name="P39">Dane json:</text:p>
      <text:p text:style-name="P39"/>
      <text:p text:style-name="P39"><draw:frame text:anchor-type="paragraph" draw:z-index="15" draw:name="Ramka tekstowa 16" draw:style-name="gr3" draw:text-style-name="P57" svg:width="16.7cm" svg:height="1.795cm" svg:x="0.549cm" svg:y="0.25cm"><draw:text-box><text:p text:style-name="P56"><text:span text:style-name="T17"><text:s text:c="4"/></text:span><text:span text:style-name="T17">{</text:span></text:p><text:p><text:span text:style-name="T17"><text:tab/></text:span><text:span text:style-name="T17">"c": "Products",</text:span></text:p><text:p><text:span text:style-name="T17"><text:tab/></text:span><text:span text:style-name="T17">"f": "deleteProduct"</text:span></text:p><text:p text:style-name="P56"><text:span text:style-name="T17"><text:s text:c="4"/></text:span><text:span text:style-name="T17">}</text:span></text:p></draw:text-box></draw:frame></text:p>
      <text:p text:style-name="P39"/>
      <text:p text:style-name="P39"/>
      <text:p text:style-name="P39"/>
      <text:p text:style-name="P39"/>
      <text:p text:style-name="P39">„<text:span text:style-name="T5">c</text:span>” – typ api do którego wysyłamy zapytanie<text:span text:style-name="T7">*</text:span></text:p>
      <text:p text:style-name="P39">„<text:span text:style-name="T5">f” – funkcja api do wykonania</text:span><text:span text:style-name="T7">*</text:span></text:p>
      <text:p text:style-name="P39"/>
      <text:p text:style-name="P39">W przypadku poprawnego <text:span text:style-name="T14">wykonania</text:span> system zwraca </text:p>
      <text:p text:style-name="P39"><draw:frame text:anchor-type="paragraph" draw:z-index="16" draw:name="Ramka tekstowa 17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 text:style-name="P58"><text:span text:style-name="T17"><text:tab/></text:span><text:span text:style-name="T17">”</text:span><text:span text:style-name="T17">deleteProduct”:true</text:span></text:p><text:p text:style-name="P56"><text:span text:style-name="T17"><text:s text:c="4"/></text:span><text:span text:style-name="T17">}</text:span></text:p></draw:text-box></draw:frame></text:p>
      <text:p text:style-name="P39"/>
      <text:p text:style-name="P39"/>
      <text:p text:style-name="P39"/>
      <text:p text:style-name="P39"/>
      <text:p text:style-name="P39">Błędy:</text:p>
      <text:list xml:id="list205802212459400" text:continue-numbering="true" text:style-name="L1">
        <text:list-item>
          <text:p text:style-name="P36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  <text:list-item>
          <text:p text:style-name="P45">Brak id w link – „Brak id”</text:p>
        </text:list-item>
      </text:list>
      <text:p text:style-name="P51">1<text:span text:style-name="T16">4</text:span>. Kasowanie <text:span text:style-name="T14">zamówienia</text:span> <text:span text:style-name="T12">(wymagana autoryzacja)</text:span></text:p>
      <text:p text:style-name="P52"/>
      <text:p text:style-name="P39">(<text:span text:style-name="T14">DELETE</text:span>) localhost/api/api.php/<text:span text:style-name="T14">{id zamówienia do skasowania}</text:span></text:p>
      <text:p text:style-name="P39"/>
      <text:p text:style-name="P39">Dane json:</text:p>
      <text:p text:style-name="P39"/>
      <text:p text:style-name="P39"><draw:frame text:anchor-type="paragraph" draw:z-index="17" draw:name="Ramka tekstowa 18" draw:style-name="gr3" draw:text-style-name="P57" svg:width="16.7cm" svg:height="1.795cm" svg:x="0.549cm" svg:y="0.25cm"><draw:text-box><text:p text:style-name="P56"><text:span text:style-name="T17"><text:s text:c="4"/></text:span><text:span text:style-name="T17">{</text:span></text:p><text:p><text:span text:style-name="T17"><text:tab/></text:span><text:span text:style-name="T17">"c": "Orders",</text:span></text:p><text:p><text:span text:style-name="T17"><text:tab/></text:span><text:span text:style-name="T17">"f": "deleteOrder"</text:span></text:p><text:p text:style-name="P56"><text:span text:style-name="T17"><text:s text:c="4"/></text:span><text:span text:style-name="T17">}</text:span></text:p></draw:text-box></draw:frame></text:p>
      <text:p text:style-name="P39"/>
      <text:p text:style-name="P39"/>
      <text:p text:style-name="P39"/>
      <text:p text:style-name="P39"/>
      <text:p text:style-name="P39">„<text:span text:style-name="T5">c</text:span>” – typ api do którego wysyłamy zapytanie<text:span text:style-name="T7">*</text:span></text:p>
      <text:p text:style-name="P39">„<text:span text:style-name="T5">f” – funkcja api do wykonania</text:span><text:span text:style-name="T7">*</text:span></text:p>
      <text:p text:style-name="P39"/>
      <text:p text:style-name="P39">W przypadku poprawnego <text:span text:style-name="T14">wykonania</text:span> system zwraca <text:s/></text:p>
      <text:p text:style-name="P39"><draw:frame text:anchor-type="paragraph" draw:z-index="18" draw:name="Ramka tekstowa 19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 text:style-name="P58"><text:span text:style-name="T17"><text:tab/></text:span><text:span text:style-name="T17">”</text:span><text:span text:style-name="T17">deleteOrder”:true</text:span></text:p><text:p text:style-name="P56"><text:span text:style-name="T17"><text:s text:c="4"/></text:span><text:span text:style-name="T17">}</text:span></text:p></draw:text-box></draw:frame></text:p>
      <text:p text:style-name="P39"/>
      <text:p text:style-name="P39"/>
      <text:p text:style-name="P39"/>
      <text:p text:style-name="P39"/>
      <text:p text:style-name="P39">Błędy:</text:p>
      <text:list xml:id="list205803077769132" text:continue-numbering="true" text:style-name="L1">
        <text:list-item>
          <text:p text:style-name="P36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  <text:list-item>
          <text:p text:style-name="P45">Brak id w link – „Brak id”</text:p>
        </text:list-item>
      </text:list>
      <text:p text:style-name="P51">1<text:span text:style-name="T16">5</text:span>. Kasowanie <text:span text:style-name="T14">użytkownika</text:span> <text:span text:style-name="T12">(wymagana autoryzacja)</text:span></text:p>
      <text:p text:style-name="P52"/>
      <text:p text:style-name="P39">(<text:span text:style-name="T14">DELETE</text:span>) localhost/api/api.php/<text:span text:style-name="T14">{id użytkownika do skasowania}</text:span></text:p>
      <text:p text:style-name="P39"/>
      <text:p text:style-name="P39">Dane json:</text:p>
      <text:p text:style-name="P39"/>
      <text:p text:style-name="P39"><draw:frame text:anchor-type="paragraph" draw:z-index="19" draw:name="Ramka tekstowa 20" draw:style-name="gr3" draw:text-style-name="P57" svg:width="16.7cm" svg:height="1.795cm" svg:x="0.549cm" svg:y="0.25cm"><draw:text-box><text:p text:style-name="P56"><text:span text:style-name="T17"><text:s text:c="4"/></text:span><text:span text:style-name="T17">{</text:span></text:p><text:p><text:span text:style-name="T17"><text:tab/></text:span><text:span text:style-name="T17">"c": "Users",</text:span></text:p><text:p><text:span text:style-name="T17"><text:tab/></text:span><text:span text:style-name="T17">"f": "deleteUser"</text:span></text:p><text:p text:style-name="P56"><text:span text:style-name="T17"><text:s text:c="4"/></text:span><text:span text:style-name="T17">}</text:span></text:p></draw:text-box></draw:frame></text:p>
      <text:p text:style-name="P39"/>
      <text:p text:style-name="P39"/>
      <text:p text:style-name="P39"/>
      <text:p text:style-name="P39"/>
      <text:p text:style-name="P39">„<text:span text:style-name="T5">c</text:span>” – typ api do którego wysyłamy zapytanie<text:span text:style-name="T7">*</text:span></text:p>
      <text:p text:style-name="P39">„<text:span text:style-name="T5">f” – funkcja api do wykonania</text:span><text:span text:style-name="T7">*</text:span></text:p>
      <text:p text:style-name="P39"/>
      <text:p text:style-name="P39">W przypadku poprawnego <text:span text:style-name="T14">wykonania</text:span> system zwraca <text:s/></text:p>
      <text:p text:style-name="P39"><draw:frame text:anchor-type="paragraph" draw:z-index="20" draw:name="Ramka tekstowa 21" draw:style-name="gr1" draw:text-style-name="P57" svg:width="16.735cm" svg:height="1.204cm" svg:x="0.397cm" svg:y="0.474cm"><draw:text-box><text:p text:style-name="P56"><text:span text:style-name="T17"><text:s text:c="4"/></text:span><text:span text:style-name="T17">{</text:span></text:p><text:p text:style-name="P58"><text:span text:style-name="T17"><text:tab/></text:span><text:span text:style-name="T17">”</text:span><text:span text:style-name="T17">deleteUser”:true</text:span></text:p><text:p text:style-name="P56"><text:span text:style-name="T17"><text:s text:c="4"/></text:span><text:span text:style-name="T17">}</text:span></text:p></draw:text-box></draw:frame></text:p>
      <text:p text:style-name="P39"/>
      <text:p text:style-name="P39"/>
      <text:p text:style-name="P39"/>
      <text:p text:style-name="P39"/>
      <text:p text:style-name="P39">Błędy:</text:p>
      <text:list xml:id="list205802251399328" text:continue-numbering="true" text:style-name="L1">
        <text:list-item>
          <text:p text:style-name="P36">Inny sposób requesta PUT, DELETE błąd - „Błędny requqst method”</text:p>
        </text:list-item>
        <text:list-item>
          <text:p text:style-name="P36"><text:span text:style-name="T14">Brak parametru „c” lub „f”</text:span> - „Brak wymaganych danych”</text:p>
        </text:list-item>
        <text:list-item>
          <text:p text:style-name="P45">Brak id w link – „Brak id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moder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JetBrains Mono2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20pt" fo:font-weight="bold" style:font-size-asian="20pt" style:font-weight-asian="bold" style:font-size-complex="20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1:35:48.158000000</meta:creation-date>
    <dc:date>2023-07-06T20:58:01.519000000</dc:date>
    <meta:editing-duration>PT4H45M29S</meta:editing-duration>
    <meta:editing-cycles>20</meta:editing-cycles>
    <meta:generator>LibreOffice/7.5.4.2$Windows_X86_64 LibreOffice_project/36ccfdc35048b057fd9854c757a8b67ec53977b6</meta:generator>
    <meta:document-statistic meta:table-count="0" meta:image-count="0" meta:object-count="0" meta:page-count="17" meta:paragraph-count="195" meta:word-count="1158" meta:character-count="7982" meta:non-whitespace-character-count="6986"/>
  </office:meta>
</office:document-meta>
</file>